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0pt" fo:background-color="#f5f5f5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9.5pt" style:font-size-asian="19.5pt" style:font-size-complex="19.5pt"/>
    </style:style>
    <style:style style:name="P4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justify" style:justify-single-word="false" fo:background-color="#ffffff"/>
    </style:style>
    <style:style style:name="P5" style:family="paragraph" style:parent-style-name="Standard">
      <style:paragraph-properties fo:margin-top="0in" fo:margin-bottom="0.1665in" loext:contextual-spacing="false" fo:line-height="139%"/>
      <style:text-properties fo:color="#333333" style:font-name="Courier New" fo:font-size="12pt" fo:background-color="#f5f5f5" style:font-name-asian="Courier New1" style:font-size-asian="12pt" style:font-name-complex="Courier New1" style:font-size-complex="12pt"/>
    </style:style>
    <style:style style:name="P6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6" style:family="paragraph" style:parent-style-name="Heading_20_1" style:master-page-name="Standard">
      <loext:graphic-properties draw:fill="solid" draw:fill-color="#ffffff"/>
      <style:paragraph-properties fo:margin-top="0.3193in" fo:margin-bottom="0.1665in" loext:contextual-spacing="false" fo:line-height="120%" fo:text-align="center" style:justify-single-word="false" fo:keep-together="auto" style:page-number="1" fo:background-color="#ffffff" fo:padding-left="0in" fo:padding-right="0in" fo:padding-top="0in" fo:padding-bottom="0.0835in" fo:border="none" fo:keep-with-next="auto"/>
    </style:style>
    <style:style style:name="P17" style:family="paragraph" style:parent-style-name="Heading_20_3">
      <loext:graphic-properties draw:fill="solid" draw:fill-color="#ffffff"/>
      <style:paragraph-properties fo:margin-top="0.1807in" fo:margin-bottom="0.1665in" loext:contextual-spacing="false" fo:line-height="120%" fo:text-align="justify" style:justify-single-word="false" fo:keep-together="auto" fo:background-color="#ffffff" fo:keep-with-next="auto"/>
    </style:style>
    <style:style style:name="P18" style:family="paragraph" style:parent-style-name="Heading_20_3">
      <loext:graphic-properties draw:fill="solid" draw:fill-color="#ffffff"/>
      <style:paragraph-properties fo:margin-top="0.1807in" fo:margin-bottom="0.1665in" loext:contextual-spacing="false" fo:line-height="120%" fo:text-align="justify" style:justify-single-word="false" fo:keep-together="auto" fo:background-color="#ffffff" fo:keep-with-next="auto"/>
      <style:text-properties fo:color="#000000" fo:font-size="19.5pt" style:font-size-asian="19.5pt" style:font-size-complex="19.5pt"/>
    </style:style>
    <style:style style:name="P19" style:family="paragraph" style:parent-style-name="Heading_20_2">
      <loext:graphic-properties draw:fill="solid" draw:fill-color="#ffffff"/>
      <style:paragraph-properties fo:margin-top="0.2362in" fo:margin-bottom="0.1665in" loext:contextual-spacing="false" fo:line-height="120%" fo:text-align="justify" style:justify-single-word="false" fo:keep-together="auto" fo:background-color="#ffffff" fo:padding-left="0in" fo:padding-right="0in" fo:padding-top="0in" fo:padding-bottom="0.0693in" fo:border="none" fo:keep-with-next="auto"/>
    </style:style>
    <style:style style:name="P20" style:family="paragraph" style:parent-style-name="Heading_20_2">
      <loext:graphic-properties draw:fill="solid" draw:fill-color="#ffffff"/>
      <style:paragraph-properties fo:margin-top="0.2362in" fo:margin-bottom="0.1665in" loext:contextual-spacing="false" fo:line-height="120%" fo:text-align="justify" style:justify-single-word="false" fo:keep-together="auto" fo:background-color="#ffffff" fo:padding-left="0in" fo:padding-right="0in" fo:padding-top="0in" fo:padding-bottom="0.0693in" fo:border="none" fo:keep-with-next="auto"/>
      <style:text-properties fo:font-size="30pt" style:font-size-asian="30pt" style:font-size-complex="30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333333" style:font-name="Courier New" fo:font-size="12pt" fo:background-color="#f5f5f5" loext:char-shading-value="0" style:font-name-asian="Courier New1" style:font-size-asian="12pt" style:font-name-complex="Courier New1" style:font-size-complex="12pt"/>
    </style:style>
    <style:style style:name="T6" style:family="text">
      <style:text-properties fo:font-size="20pt" fo:font-weight="bold" style:font-size-asian="20pt" style:font-weight-asian="bold" style:font-size-complex="20pt"/>
    </style:style>
    <style:style style:name="T7" style:family="text">
      <style:text-properties fo:color="#000000" fo:font-size="19.5pt" style:font-size-asian="19.5pt" style:font-size-complex="19.5pt"/>
    </style:style>
    <style:style style:name="T8" style:family="text">
      <style:text-properties style:font-name="Courier New" fo:font-size="10pt" fo:background-color="#f0f0f0" loext:char-shading-value="0" style:font-name-asian="Courier New1" style:font-size-asian="10pt" style:font-name-complex="Courier New1" style:font-size-complex="10pt"/>
    </style:style>
    <style:style style:name="T9" style:family="text">
      <style:text-properties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0" style:family="text">
      <style:text-properties fo:color="#a71d5d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1" style:family="text">
      <style:text-properties fo:color="#795da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2" style:family="text">
      <style:text-properties fo:color="#183691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3" style:family="text">
      <style:text-properties fo:color="#0086b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4" style:family="text">
      <style:text-properties fo:color="#969896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5" style:family="text">
      <style:text-properties fo:font-size="30pt" style:font-size-asian="30pt" style:font-size-complex="3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brt6lpgb7fg"/><text:span text:style-name="T1">Proiect Programare Orientata pe Obiecte</text:span></text:p>
      <text:p text:style-name="P4"><text:span text:style-name="T2">Student:</text:span><text:span text:style-name="T3"> Duminica Alex Vasile<text:line-break/></text:span><text:span text:style-name="T2">Anul:</text:span><text:span text:style-name="T3"> 3<text:line-break/></text:span><text:span text:style-name="T2">Facultatea:</text:span><text:span text:style-name="T3"> Calculatoare<text:line-break/></text:span><text:span text:style-name="T2">Grupa:</text:span><text:span text:style-name="T3"> 1</text:span></text:p>
      <text:p text:style-name="P19"><text:bookmark text:name="_ow0lxrxd9x5y"/><text:span text:style-name="T6">Aplicatia 2</text:span></text:p>
      <text:p text:style-name="P17"><text:bookmark text:name="_a2qd3kx21hzr"/><text:span text:style-name="T7">Descriere a Funcționalității Aplicației 2</text:span></text:p>
      <text:p text:style-name="P4"><text:span text:style-name="T3">Aceste două aplicații Java creează un simplu sistem de gestionare a cărților cu un server și un client care pot comunica între ele prin rețea. Sistemul este conceput pentru a gestiona stocul de cărți într-o bază de date și pentru a permite clienților să solicite informații despre disponibilitatea cărților.</text:span></text:p>
      <text:p text:style-name="P4"><text:span text:style-name="T2">Aplicația 1 - Client:</text:span></text:p>
      <text:list xml:id="list3214530527" text:style-name="WWNum4">
        <text:list-item>
          <text:p text:style-name="P6"><text:span text:style-name="T3">Creează un socket pentru a se conecta la serverul care rulează pe localhost (adresa IP a mașinii locale) și portul 5000.</text:span></text:p>
        </text:list-item>
        <text:list-item>
          <text:p text:style-name="P6"><text:span text:style-name="T3">Utilizează </text:span><text:span text:style-name="T8">BufferedReader</text:span><text:span text:style-name="T3"> pentru a citi de la server și </text:span><text:span text:style-name="T8">PrintWriter</text:span><text:span text:style-name="T3"> pentru a scrie la server.</text:span></text:p>
        </text:list-item>
        <text:list-item>
          <text:p text:style-name="P6"><text:span text:style-name="T3">Prin intermediul unui ciclu </text:span><text:span text:style-name="T8">while</text:span><text:span text:style-name="T3">, primește input de la utilizator referitor la autor și titlu, trimite aceste informații la server și afișează răspunsul primit de la server.</text:span></text:p>
        </text:list-item>
        <text:list-item>
          <text:p text:style-name="P10"><text:span text:style-name="T3">Ciclul continuă până când utilizatorul introduce "STOP".</text:span></text:p>
        </text:list-item>
      </text:list>
      <text:p text:style-name="P4"><text:span text:style-name="T2">Aplicația 2 - Server:</text:span></text:p>
      <text:list xml:id="list4291699163" text:style-name="WWNum5">
        <text:list-item>
          <text:p text:style-name="P7"><text:span text:style-name="T3">Așteaptă conexiuni de la clienți pe portul 5000.</text:span></text:p>
        </text:list-item>
        <text:list-item>
          <text:p text:style-name="P7"><text:span text:style-name="T3">La fiecare conexiune acceptată, lansează un nou thread (</text:span><text:span text:style-name="T8">HandleClient</text:span><text:span text:style-name="T3">) pentru a manipula comunicația cu clientul respectiv.</text:span></text:p>
        </text:list-item>
        <text:list-item>
          <text:p text:style-name="P7"><text:span text:style-name="T8">HandleClient</text:span><text:span text:style-name="T3"> primește informații de la client, caută în baza de date și returnează stocul cărții solicitate.</text:span></text:p>
        </text:list-item>
        <text:list-item>
          <text:p text:style-name="P7"><text:span text:style-name="T3">Folosește o clasă </text:span><text:span text:style-name="T8">Database</text:span><text:span text:style-name="T3"> pentru a încărca datele despre cărți dintr-un fișier text și pentru a oferi funcționalități de căutare.</text:span></text:p>
        </text:list-item>
        <text:list-item>
          <text:p text:style-name="P11"><text:span text:style-name="T3">La fiecare conexiune, afișează adresa IP și portul clientului și continuă să aștepte alte conexiuni.</text:span></text:p>
        </text:list-item>
      </text:list>
      <text:p text:style-name="P4"><text:span text:style-name="T2">Pachetul HandleClient:</text:span></text:p>
      <text:list xml:id="list915072289" text:style-name="WWNum1">
        <text:list-item>
          <text:p text:style-name="P8"><text:span text:style-name="T8">HandleClient</text:span><text:span text:style-name="T3"> este un fir de execuție separat care gestionează comunicarea cu un client.</text:span></text:p>
        </text:list-item>
        <text:list-item>
          <text:p text:style-name="P12"><text:span text:style-name="T3">Primește datele de la client, le procesează în baza de date și trimite înapoi stocul cărții.</text:span></text:p>
        </text:list-item>
      </text:list>
      <text:p text:style-name="P4"><text:span text:style-name="T2">Pachetul Database:</text:span></text:p>
      <text:list xml:id="list2256079099" text:style-name="WWNum3">
        <text:list-item>
          <text:p text:style-name="P9"><text:soft-page-break/><text:span text:style-name="T8">Database</text:span><text:span text:style-name="T3"> încarcă inițial datele dintr-un fișier text și oferă funcționalități pentru căutarea cărților în baza de date.</text:span></text:p>
        </text:list-item>
        <text:list-item>
          <text:p text:style-name="P13"><text:span text:style-name="T8">Entry</text:span><text:span text:style-name="T3"> reprezintă o înregistrare individuală pentru o carte, cu informații precum autor, titlu și stoc.</text:span></text:p>
        </text:list-item>
      </text:list>
      <text:p text:style-name="P4"><text:span text:style-name="T2">Fișierul books.txt:</text:span></text:p>
      <text:list xml:id="list2303751142" text:style-name="WWNum2">
        <text:list-item>
          <text:p text:style-name="P14"><text:span text:style-name="T3">Conține datele inițiale ale cărților, precum autorul, titlul și stocul.</text:span></text:p>
        </text:list-item>
      </text:list>
      <text:p text:style-name="P4"><text:span text:style-name="T3">În esență, aplicațiile implementează un sistem simplu de gestiune a stocului de cărți într-o bază de date și permit clienților să solicite informații despre disponibilitatea cărților prin intermediul rețelei. Aplicația server utilizează fire de execuție pentru a gestiona mai mulți clienți simultan.</text:span></text:p>
      <text:p text:style-name="P18"><text:bookmark text:name="_ya6ir2cqokrx"/></text:p>
      <text:p text:style-name="P18"><text:bookmark text:name="_dfwm9xn90ryg"/></text:p>
      <text:p text:style-name="P18"><text:bookmark text:name="_4q2c58lzsoir"/></text:p>
      <text:p text:style-name="P18"><text:bookmark text:name="_drupol8mu1k2"/></text:p>
      <text:p text:style-name="P18"><text:bookmark text:name="_7j6c0tjobxmi"/></text:p>
      <text:p text:style-name="P18"><text:bookmark text:name="_s10eshs2aub9"/></text:p>
      <text:p text:style-name="P18"><text:bookmark text:name="_5padfop32l5e"/></text:p>
      <text:p text:style-name="P18"><text:bookmark text:name="_1mclpe66q663"/></text:p>
      <text:p text:style-name="P18"><text:bookmark text:name="_1o815xn9v6sd"/></text:p>
      <text:p text:style-name="P17"><text:bookmark text:name="_kskzj69ofcv3"/><text:span text:style-name="T7">Client (client/Client.java)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Buffered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OException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nputStream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PrintWrit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net</text:span><text:span text:style-name="T4">.</text:span><text:span text:style-name="T11">Socket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util</text:span><text:span text:style-name="T4">.</text:span><text:span text:style-name="T11">Scanner</text:span><text:span text:style-name="T4">;</text:span></text:p>
      <text:p text:style-name="P2"><text:soft-page-break/></text:p>
      <text:p text:style-name="P1"><text:span text:style-name="T10">public</text:span><text:span text:style-name="T9"> </text:span><text:span text:style-name="T10">class</text:span><text:span text:style-name="T9"> </text:span><text:span text:style-name="T11">Client</text:span><text:span text:style-name="T9"> </text:span><text:span text:style-name="T4">{</text:span></text:p>
      <text:p text:style-name="P1"><text:span text:style-name="T9"><text:s text:c="4"/></text:span><text:span text:style-name="T10">public</text:span><text:span text:style-name="T9"> </text:span><text:span text:style-name="T10">static</text:span><text:span text:style-name="T9"> </text:span><text:span text:style-name="T10">void</text:span><text:span text:style-name="T9"> </text:span><text:span text:style-name="T11">main</text:span><text:span text:style-name="T4">(</text:span><text:span text:style-name="T11">String</text:span><text:span text:style-name="T4">[]</text:span><text:span text:style-name="T9"> args</text:span><text:span text:style-name="T4">)</text:span><text:span text:style-name="T9"> </text:span><text:span text:style-name="T10">throws</text:span><text:span text:style-name="T9"> </text:span><text:span text:style-name="T11">IOException</text:span><text:span text:style-name="T9"> </text:span><text:span text:style-name="T4">{</text:span></text:p>
      <text:p text:style-name="P1"><text:span text:style-name="T9"><text:s text:c="8"/></text:span><text:span text:style-name="T11">Scanner</text:span><text:span text:style-name="T9"> scanner </text:span><text:span text:style-name="T10">=</text:span><text:span text:style-name="T9"> </text:span><text:span text:style-name="T10">new</text:span><text:span text:style-name="T9"> </text:span><text:span text:style-name="T11">Scanner</text:span><text:span text:style-name="T4">(</text:span><text:span text:style-name="T11">System</text:span><text:span text:style-name="T4">.</text:span><text:span text:style-name="T9">in</text:span><text:span text:style-name="T4">);</text:span></text:p>
      <text:p text:style-name="P1"><text:span text:style-name="T9"><text:s text:c="8"/></text:span><text:span text:style-name="T11">Socket</text:span><text:span text:style-name="T9"> clientSocket </text:span><text:span text:style-name="T10">=</text:span><text:span text:style-name="T9"> </text:span><text:span text:style-name="T10">null</text:span><text:span text:style-name="T4">;</text:span></text:p>
      <text:p text:style-name="P1"><text:span text:style-name="T9"><text:s text:c="8"/></text:span><text:span text:style-name="T11">BufferedReader</text:span><text:span text:style-name="T9"> bufferedReader </text:span><text:span text:style-name="T10">=</text:span><text:span text:style-name="T9"> </text:span><text:span text:style-name="T10">null</text:span><text:span text:style-name="T4">;</text:span></text:p>
      <text:p text:style-name="P1"><text:span text:style-name="T9"><text:s text:c="8"/></text:span><text:span text:style-name="T11">PrintWriter</text:span><text:span text:style-name="T9"> printWriter </text:span><text:span text:style-name="T10">=</text:span><text:span text:style-name="T9"> </text:span><text:span text:style-name="T10">null</text:span><text:span text:style-name="T4">;</text:span></text:p>
      <text:p text:style-name="P2"/>
      <text:p text:style-name="P1"><text:span text:style-name="T9"><text:s text:c="8"/></text:span><text:span text:style-name="T10">try</text:span><text:span text:style-name="T9"> </text:span><text:span text:style-name="T4">{</text:span></text:p>
      <text:p text:style-name="P1"><text:span text:style-name="T9"><text:s text:c="12"/>clientSocket </text:span><text:span text:style-name="T10">=</text:span><text:span text:style-name="T9"> </text:span><text:span text:style-name="T10">new</text:span><text:span text:style-name="T9"> </text:span><text:span text:style-name="T11">Socket</text:span><text:span text:style-name="T4">(</text:span><text:span text:style-name="T12">"localhost"</text:span><text:span text:style-name="T4">,</text:span><text:span text:style-name="T9"> </text:span><text:span text:style-name="T13">5000</text:span><text:span text:style-name="T4">);</text:span></text:p>
      <text:p text:style-name="P1"><text:span text:style-name="T9"><text:s text:c="12"/></text:span><text:span text:style-name="T11">InputStreamReader</text:span><text:span text:style-name="T9"> inputStreamReader </text:span><text:span text:style-name="T10">=</text:span><text:span text:style-name="T9"> </text:span><text:span text:style-name="T10">new</text:span><text:span text:style-name="T9"> </text:span><text:span text:style-name="T11">InputStreamReader</text:span><text:span text:style-name="T4">(</text:span><text:span text:style-name="T9">clientSocket</text:span><text:span text:style-name="T4">.</text:span><text:span text:style-name="T11">getInputStream</text:span><text:span text:style-name="T4">());</text:span></text:p>
      <text:p text:style-name="P1"><text:span text:style-name="T9"><text:s text:c="12"/>bufferedReader </text:span><text:span text:style-name="T10">=</text:span><text:span text:style-name="T9"> </text:span><text:span text:style-name="T10">new</text:span><text:span text:style-name="T9"> </text:span><text:span text:style-name="T11">BufferedReader</text:span><text:span text:style-name="T4">(</text:span><text:span text:style-name="T9">inputStreamReader</text:span><text:span text:style-name="T4">);</text:span></text:p>
      <text:p text:style-name="P1"><text:span text:style-name="T9"><text:s text:c="12"/>printWriter </text:span><text:span text:style-name="T10">=</text:span><text:span text:style-name="T9"> </text:span><text:span text:style-name="T10">new</text:span><text:span text:style-name="T9"> </text:span><text:span text:style-name="T11">PrintWriter</text:span><text:span text:style-name="T4">(</text:span><text:span text:style-name="T9">clientSocket</text:span><text:span text:style-name="T4">.</text:span><text:span text:style-name="T11">getOutputStream</text:span><text:span text:style-name="T4">());</text:span></text:p>
      <text:p text:style-name="P2"/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Connected!"</text:span><text:span text:style-name="T4">);</text:span></text:p>
      <text:p text:style-name="P2"/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Type an author name and book title"</text:span><text:span text:style-name="T4">);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The server will send back the book stock."</text:span><text:span text:style-name="T4">);</text:span></text:p>
      <text:p text:style-name="P2"/>
      <text:p text:style-name="P1"><text:span text:style-name="T9"><text:s text:c="12"/></text:span><text:span text:style-name="T10">while</text:span><text:span text:style-name="T9"> </text:span><text:span text:style-name="T4">(</text:span><text:span text:style-name="T13">true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1">System</text:span><text:span text:style-name="T4">.</text:span><text:span text:style-name="T9">out</text:span><text:span text:style-name="T4">.</text:span><text:span text:style-name="T11">print</text:span><text:span text:style-name="T4">(</text:span><text:span text:style-name="T12">"Author: "</text:span><text:span text:style-name="T4">);</text:span></text:p>
      <text:p text:style-name="P1"><text:soft-page-break/><text:span text:style-name="T9"><text:s text:c="16"/></text:span><text:span text:style-name="T11">String</text:span><text:span text:style-name="T9"> authorString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1"><text:span text:style-name="T9"><text:s text:c="16"/></text:span><text:span text:style-name="T11">System</text:span><text:span text:style-name="T4">.</text:span><text:span text:style-name="T9">out</text:span><text:span text:style-name="T4">.</text:span><text:span text:style-name="T11">print</text:span><text:span text:style-name="T4">(</text:span><text:span text:style-name="T12">"Title: "</text:span><text:span text:style-name="T4">);</text:span></text:p>
      <text:p text:style-name="P1"><text:span text:style-name="T9"><text:s text:c="16"/></text:span><text:span text:style-name="T11">String</text:span><text:span text:style-name="T9"> titleString </text:span><text:span text:style-name="T10">=</text:span><text:span text:style-name="T9"> scanner</text:span><text:span text:style-name="T4">.</text:span><text:span text:style-name="T11">nextLine</text:span><text:span text:style-name="T4">();</text:span></text:p>
      <text:p text:style-name="P2"/>
      <text:p text:style-name="P1"><text:span text:style-name="T9"><text:s text:c="16"/></text:span><text:span text:style-name="T10">if</text:span><text:span text:style-name="T9"> </text:span><text:span text:style-name="T4">(</text:span><text:span text:style-name="T9">authorString</text:span><text:span text:style-name="T4">.</text:span><text:span text:style-name="T11">contains</text:span><text:span text:style-name="T4">(</text:span><text:span text:style-name="T12">"STOP"</text:span><text:span text:style-name="T4">))</text:span></text:p>
      <text:p text:style-name="P1"><text:span text:style-name="T9"><text:s text:c="20"/></text:span><text:span text:style-name="T10">break</text:span><text:span text:style-name="T4">;</text:span></text:p>
      <text:p text:style-name="P2"/>
      <text:p text:style-name="P1"><text:span text:style-name="T9"><text:s text:c="16"/>printWriter</text:span><text:span text:style-name="T4">.</text:span><text:span text:style-name="T11">println</text:span><text:span text:style-name="T4">(</text:span><text:span text:style-name="T9">authorString </text:span><text:span text:style-name="T10">+</text:span><text:span text:style-name="T9"> </text:span><text:span text:style-name="T12">":"</text:span><text:span text:style-name="T9"> </text:span><text:span text:style-name="T10">+</text:span><text:span text:style-name="T9"> titleString</text:span><text:span text:style-name="T4">);</text:span></text:p>
      <text:p text:style-name="P1"><text:span text:style-name="T9"><text:s text:c="16"/>printWriter</text:span><text:span text:style-name="T4">.</text:span><text:span text:style-name="T11">flush</text:span><text:span text:style-name="T4">();</text:span></text:p>
      <text:p text:style-name="P2"/>
      <text:p text:style-name="P1"><text:span text:style-name="T9"><text:s text:c="16"/></text:span><text:span text:style-name="T11">String</text:span><text:span text:style-name="T9"> responseString </text:span><text:span text:style-name="T10">=</text:span><text:span text:style-name="T9"> bufferedReader</text:span><text:span text:style-name="T4">.</text:span><text:span text:style-name="T11">readLine</text:span><text:span text:style-name="T4">();</text:span></text:p>
      <text:p text:style-name="P1"><text:span text:style-name="T9"><text:s text:c="16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9">responseString</text:span><text:span text:style-name="T4">);</text:span></text:p>
      <text:p text:style-name="P1"><text:span text:style-name="T9"><text:s text:c="12"/></text:span><text:span text:style-name="T4">}</text:span></text:p>
      <text:p text:style-name="P2"/>
      <text:p text:style-name="P1"><text:span text:style-name="T9"><text:s text:c="12"/>clientSocket</text:span><text:span text:style-name="T4">.</text:span><text:span text:style-name="T11">close</text:span><text:span text:style-name="T4">();</text:span></text:p>
      <text:p text:style-name="P1"><text:span text:style-name="T9"><text:s text:c="12"/>scanner</text:span><text:span text:style-name="T4">.</text:span><text:span text:style-name="T11">close</text:span><text:span text:style-name="T4">();</text:span></text:p>
      <text:p text:style-name="P1"><text:span text:style-name="T9"><text:s text:c="8"/></text:span><text:span text:style-name="T4">}</text:span><text:span text:style-name="T9"> </text:span><text:span text:style-name="T10">catch</text:span><text:span text:style-name="T9"> </text:span><text:span text:style-name="T4">(</text:span><text:span text:style-name="T11">IO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2"/>e</text:span><text:span text:style-name="T4">.</text:span><text:span text:style-name="T11">printStackTrace</text:span><text:span text:style-name="T4">();</text:span></text:p>
      <text:p text:style-name="P1"><text:span text:style-name="T9"><text:s text:c="8"/></text:span><text:span text:style-name="T4">}</text:span></text:p>
      <text:p text:style-name="P2"/>
      <text:p text:style-name="P1"><text:span text:style-name="T9"><text:s text:c="8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Disconnected!"</text:span><text:span text:style-name="T4">);}}</text:span></text:p>
      <text:p text:style-name="P1"><text:soft-page-break/><text:span text:style-name="T7">Server (server/Server.java)</text:span></text:p>
      <text:p text:style-name="P3"/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OException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net</text:span><text:span text:style-name="T4">.</text:span><text:span text:style-name="T11">ServerSocket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net</text:span><text:span text:style-name="T4">.</text:span><text:span text:style-name="T11">Socket</text:span><text:span text:style-name="T4">;</text:span></text:p>
      <text:p text:style-name="P1"><text:span text:style-name="T10">import</text:span><text:span text:style-name="T9"> </text:span><text:span text:style-name="T11">Database</text:span><text:span text:style-name="T4">.</text:span><text:span text:style-name="T10">*</text:span><text:span text:style-name="T4">;</text:span></text:p>
      <text:p text:style-name="P1"><text:span text:style-name="T10">import</text:span><text:span text:style-name="T9"> </text:span><text:span text:style-name="T11">HandleClient</text:span><text:span text:style-name="T4">.</text:span><text:span text:style-name="T11">HandleClient</text:span><text:span text:style-name="T4">;</text:span></text:p>
      <text:p text:style-name="P2"/>
      <text:p text:style-name="P1"><text:span text:style-name="T10">public</text:span><text:span text:style-name="T9"> </text:span><text:span text:style-name="T10">class</text:span><text:span text:style-name="T9"> </text:span><text:span text:style-name="T11">Server</text:span><text:span text:style-name="T9"> </text:span><text:span text:style-name="T4">{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static</text:span><text:span text:style-name="T9"> </text:span><text:span text:style-name="T10">void</text:span><text:span text:style-name="T9"> </text:span><text:span text:style-name="T11">main</text:span><text:span text:style-name="T4">(</text:span><text:span text:style-name="T11">String</text:span><text:span text:style-name="T4">[]</text:span><text:span text:style-name="T9"> args</text:span><text:span text:style-name="T4">)</text:span><text:span text:style-name="T9"> </text:span><text:span text:style-name="T4">{</text:span></text:p>
      <text:p text:style-name="P2"/>
      <text:p text:style-name="P1"><text:span text:style-name="T9"><text:s text:c="8"/></text:span><text:span text:style-name="T10">try</text:span><text:span text:style-name="T9"> </text:span><text:span text:style-name="T4">(</text:span><text:span text:style-name="T11">ServerSocket</text:span><text:span text:style-name="T9"> serverSocket </text:span><text:span text:style-name="T10">=</text:span><text:span text:style-name="T9"> </text:span><text:span text:style-name="T10">new</text:span><text:span text:style-name="T9"> </text:span><text:span text:style-name="T11">ServerSocket</text:span><text:span text:style-name="T4">(</text:span><text:span text:style-name="T13">5000</text:span><text:span text:style-name="T4">))</text:span><text:span text:style-name="T9"> </text:span><text:span text:style-name="T4">{</text:span></text:p>
      <text:p text:style-name="P1"><text:span text:style-name="T9"><text:s text:c="12"/></text:span><text:span text:style-name="T11">Database</text:span><text:span text:style-name="T9"> database </text:span><text:span text:style-name="T10">=</text:span><text:span text:style-name="T9"> </text:span><text:span text:style-name="T10">new</text:span><text:span text:style-name="T9"> </text:span><text:span text:style-name="T11">Database</text:span><text:span text:style-name="T4">(</text:span><text:span text:style-name="T12">"books.txt"</text:span><text:span text:style-name="T4">);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12">"Server Online!"</text:span><text:span text:style-name="T4">);</text:span></text:p>
      <text:p text:style-name="P1"><text:span text:style-name="T9"><text:s text:c="12"/>database</text:span><text:span text:style-name="T4">.</text:span><text:span text:style-name="T11">printEntries</text:span><text:span text:style-name="T4">();</text:span></text:p>
      <text:p text:style-name="P2"/>
      <text:p text:style-name="P1"><text:span text:style-name="T9"><text:s text:c="12"/></text:span><text:span text:style-name="T10">while</text:span><text:span text:style-name="T9"> </text:span><text:span text:style-name="T4">(</text:span><text:span text:style-name="T13">true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1">Socket</text:span><text:span text:style-name="T9"> clientSocket </text:span><text:span text:style-name="T10">=</text:span><text:span text:style-name="T9"> serverSocket</text:span><text:span text:style-name="T4">.</text:span><text:span text:style-name="T11">accept</text:span><text:span text:style-name="T4">();</text:span></text:p>
      <text:p text:style-name="P1"><text:span text:style-name="T9"><text:s text:c="16"/></text:span><text:span text:style-name="T11">HandleClient</text:span><text:span text:style-name="T9"> handleClient </text:span><text:span text:style-name="T10">=</text:span><text:span text:style-name="T9"> </text:span><text:span text:style-name="T10">new</text:span><text:span text:style-name="T9"> </text:span><text:span text:style-name="T11">HandleClient</text:span><text:span text:style-name="T4">(</text:span><text:span text:style-name="T9">clientSocket</text:span><text:span text:style-name="T4">,</text:span><text:span text:style-name="T9"> database</text:span><text:span text:style-name="T4">);</text:span></text:p>
      <text:p text:style-name="P1"><text:span text:style-name="T9"><text:s text:c="16"/>handleClient</text:span><text:span text:style-name="T4">.</text:span><text:span text:style-name="T11">start</text:span><text:span text:style-name="T4">();</text:span></text:p>
      <text:p text:style-name="P1"><text:soft-page-break/><text:span text:style-name="T9"><text:s text:c="16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9">clientSocket</text:span><text:span text:style-name="T4">.</text:span><text:span text:style-name="T11">getLocalAddress</text:span><text:span text:style-name="T4">()</text:span><text:span text:style-name="T9"> </text:span><text:span text:style-name="T10">+</text:span><text:span text:style-name="T9"> </text:span><text:span text:style-name="T12">":"</text:span><text:span text:style-name="T9"> </text:span><text:span text:style-name="T10">+</text:span><text:span text:style-name="T9"> clientSocket</text:span><text:span text:style-name="T4">.</text:span><text:span text:style-name="T11">getLocalPort</text:span><text:span text:style-name="T4">()</text:span><text:span text:style-name="T9"> </text:span><text:span text:style-name="T10">+</text:span><text:span text:style-name="T9"> </text:span><text:span text:style-name="T12">" connected!"</text:span><text:span text:style-name="T4">);</text:span></text:p>
      <text:p text:style-name="P1"><text:span text:style-name="T9"><text:s text:c="12"/></text:span><text:span text:style-name="T4">}</text:span></text:p>
      <text:p text:style-name="P1"><text:span text:style-name="T9"><text:s text:c="8"/></text:span><text:span text:style-name="T4">}</text:span><text:span text:style-name="T9"> </text:span><text:span text:style-name="T10">catch</text:span><text:span text:style-name="T9"> </text:span><text:span text:style-name="T4">(</text:span><text:span text:style-name="T11">IO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2"/>e</text:span><text:span text:style-name="T4">.</text:span><text:span text:style-name="T11">printStackTrace</text:span><text:span text:style-name="T4">();</text:span></text:p>
      <text:p text:style-name="P1"><text:span text:style-name="T9"><text:s text:c="8"/></text:span><text:span text:style-name="T4">}</text:span></text:p>
      <text:p text:style-name="P2"/>
      <text:p text:style-name="P1"><text:span text:style-name="T9"><text:s text:c="4"/></text:span><text:span text:style-name="T4">}</text:span></text:p>
      <text:p text:style-name="P2"/>
      <text:p text:style-name="P1"><text:span text:style-name="T4">}</text:span></text:p>
      <text:p text:style-name="P5"/>
      <text:p text:style-name="P18"><text:bookmark text:name="_bpauoq7pmdok"/></text:p>
      <text:p text:style-name="P18"><text:bookmark text:name="_hzpungaz3x8k"/></text:p>
      <text:p text:style-name="P18"><text:bookmark text:name="_dufw8whd1sdi"/></text:p>
      <text:p text:style-name="P18"><text:bookmark text:name="_z3udn798zgiz"/></text:p>
      <text:p text:style-name="P18"><text:bookmark text:name="_1odw3x9ddubf"/></text:p>
      <text:p text:style-name="P17"><text:bookmark text:name="_60e4sjygohwe"/><text:span text:style-name="T7">HandleClient (server/HandleClient/HandleClient.java)</text:span></text:p>
      <text:p text:style-name="P1"><text:span text:style-name="T10">package</text:span><text:span text:style-name="T9"> </text:span><text:span text:style-name="T11">HandleClient</text:span><text:span text:style-name="T4">;</text:span></text:p>
      <text:p text:style-name="P2"/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Buffered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OException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nputStreamReader</text:span><text:span text:style-name="T4">;</text:span></text:p>
      <text:p text:style-name="P1"><text:soft-page-break/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PrintWrit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net</text:span><text:span text:style-name="T4">.</text:span><text:span text:style-name="T11">Socket</text:span><text:span text:style-name="T4">;</text:span></text:p>
      <text:p text:style-name="P2"/>
      <text:p text:style-name="P1"><text:span text:style-name="T10">import</text:span><text:span text:style-name="T9"> </text:span><text:span text:style-name="T11">Database</text:span><text:span text:style-name="T4">.</text:span><text:span text:style-name="T10">*</text:span><text:span text:style-name="T4">;</text:span></text:p>
      <text:p text:style-name="P2"/>
      <text:p text:style-name="P1"><text:span text:style-name="T10">public</text:span><text:span text:style-name="T9"> </text:span><text:span text:style-name="T10">class</text:span><text:span text:style-name="T9"> </text:span><text:span text:style-name="T11">HandleClient</text:span><text:span text:style-name="T9"> </text:span><text:span text:style-name="T10">extends</text:span><text:span text:style-name="T9"> </text:span><text:span text:style-name="T11">Thread</text:span><text:span text:style-name="T9"> </text:span><text:span text:style-name="T4">{</text:span></text:p>
      <text:p text:style-name="P1"><text:span text:style-name="T9"><text:s text:c="4"/></text:span><text:span text:style-name="T10">private</text:span><text:span text:style-name="T9"> </text:span><text:span text:style-name="T11">Database</text:span><text:span text:style-name="T9"> database</text:span><text:span text:style-name="T4">;</text:span></text:p>
      <text:p text:style-name="P1"><text:span text:style-name="T9"><text:s text:c="4"/></text:span><text:span text:style-name="T10">private</text:span><text:span text:style-name="T9"> </text:span><text:span text:style-name="T11">Socket</text:span><text:span text:style-name="T9"> clientSocket</text:span><text:span text:style-name="T4">;</text:span></text:p>
      <text:p text:style-name="P1"><text:span text:style-name="T9"><text:s text:c="4"/></text:span><text:span text:style-name="T10">private</text:span><text:span text:style-name="T9"> </text:span><text:span text:style-name="T11">BufferedReader</text:span><text:span text:style-name="T9"> bufferedReader</text:span><text:span text:style-name="T4">;</text:span></text:p>
      <text:p text:style-name="P1"><text:span text:style-name="T9"><text:s text:c="4"/></text:span><text:span text:style-name="T10">private</text:span><text:span text:style-name="T9"> </text:span><text:span text:style-name="T11">PrintWriter</text:span><text:span text:style-name="T9"> printWriter</text:span><text:span text:style-name="T4">;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HandleClient</text:span><text:span text:style-name="T4">(</text:span><text:span text:style-name="T11">Socket</text:span><text:span text:style-name="T9"> clientSocket</text:span><text:span text:style-name="T4">,</text:span><text:span text:style-name="T9"> </text:span><text:span text:style-name="T11">Database</text:span><text:span text:style-name="T9"> database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0">try</text:span><text:span text:style-name="T9"> </text:span><text:span text:style-name="T4">{</text:span></text:p>
      <text:p text:style-name="P1"><text:span text:style-name="T9"><text:s text:c="12"/></text:span><text:span text:style-name="T10">this</text:span><text:span text:style-name="T4">.</text:span><text:span text:style-name="T9">database </text:span><text:span text:style-name="T10">=</text:span><text:span text:style-name="T9"> database</text:span><text:span text:style-name="T4">;</text:span></text:p>
      <text:p text:style-name="P1"><text:span text:style-name="T9"><text:s text:c="12"/></text:span><text:span text:style-name="T10">this</text:span><text:span text:style-name="T4">.</text:span><text:span text:style-name="T9">clientSocket </text:span><text:span text:style-name="T10">=</text:span><text:span text:style-name="T9"> clientSocket</text:span><text:span text:style-name="T4">;</text:span></text:p>
      <text:p text:style-name="P1"><text:span text:style-name="T9"><text:s text:c="12"/>printWriter </text:span><text:span text:style-name="T10">=</text:span><text:span text:style-name="T9"> </text:span><text:span text:style-name="T10">new</text:span><text:span text:style-name="T9"> </text:span><text:span text:style-name="T11">PrintWriter</text:span><text:span text:style-name="T4">(</text:span><text:span text:style-name="T9">clientSocket</text:span><text:span text:style-name="T4">.</text:span><text:span text:style-name="T11">getOutputStream</text:span><text:span text:style-name="T4">());</text:span></text:p>
      <text:p text:style-name="P1"><text:span text:style-name="T9"><text:s text:c="12"/></text:span><text:span text:style-name="T11">InputStreamReader</text:span><text:span text:style-name="T9"> inputStreamReader </text:span><text:span text:style-name="T10">=</text:span><text:span text:style-name="T9"> </text:span><text:span text:style-name="T10">new</text:span><text:span text:style-name="T9"> </text:span><text:span text:style-name="T11">InputStreamReader</text:span><text:span text:style-name="T4">(</text:span><text:span text:style-name="T9">clientSocket</text:span><text:span text:style-name="T4">.</text:span><text:span text:style-name="T11">getInputStream</text:span><text:span text:style-name="T4">());</text:span></text:p>
      <text:p text:style-name="P1"><text:span text:style-name="T9"><text:s text:c="12"/></text:span><text:span text:style-name="T10">this</text:span><text:span text:style-name="T4">.</text:span><text:span text:style-name="T9">bufferedReader </text:span><text:span text:style-name="T10">=</text:span><text:span text:style-name="T9"> </text:span><text:span text:style-name="T10">new</text:span><text:span text:style-name="T9"> </text:span><text:span text:style-name="T11">BufferedReader</text:span><text:span text:style-name="T4">(</text:span><text:span text:style-name="T9">inputStreamReader</text:span><text:span text:style-name="T4">);</text:span></text:p>
      <text:p text:style-name="P2"/>
      <text:p text:style-name="P1"><text:span text:style-name="T9"><text:s text:c="8"/></text:span><text:span text:style-name="T4">}</text:span><text:span text:style-name="T9"> </text:span><text:span text:style-name="T10">catch</text:span><text:span text:style-name="T9"> </text:span><text:span text:style-name="T4">(</text:span><text:span text:style-name="T11">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2"/>e</text:span><text:span text:style-name="T4">.</text:span><text:span text:style-name="T11">printStackTrace</text:span><text:span text:style-name="T4">();</text:span></text:p>
      <text:p text:style-name="P1"><text:soft-page-break/><text:span text:style-name="T9"><text:s text:c="8"/></text:span><text:span text:style-name="T4">}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void</text:span><text:span text:style-name="T9"> </text:span><text:span text:style-name="T11">run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try</text:span><text:span text:style-name="T9"> </text:span><text:span text:style-name="T4">{</text:span></text:p>
      <text:p text:style-name="P1"><text:span text:style-name="T9"><text:s text:c="12"/></text:span><text:span text:style-name="T11">String</text:span><text:span text:style-name="T9"> clientInput</text:span><text:span text:style-name="T4">;</text:span></text:p>
      <text:p text:style-name="P1"><text:span text:style-name="T9"><text:s text:c="12"/></text:span><text:span text:style-name="T10">while</text:span><text:span text:style-name="T9"> </text:span><text:span text:style-name="T4">((</text:span><text:span text:style-name="T9">clientInput </text:span><text:span text:style-name="T10">=</text:span><text:span text:style-name="T9"> bufferedReader</text:span><text:span text:style-name="T4">.</text:span><text:span text:style-name="T11">readLine</text:span><text:span text:style-name="T4">())</text:span><text:span text:style-name="T9"> </text:span><text:span text:style-name="T10">!=</text:span><text:span text:style-name="T9"> </text:span><text:span text:style-name="T10">null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0">if</text:span><text:span text:style-name="T9"> </text:span><text:span text:style-name="T4">(</text:span><text:span text:style-name="T9">clientInput</text:span><text:span text:style-name="T4">.</text:span><text:span text:style-name="T11">equals</text:span><text:span text:style-name="T4">(</text:span><text:span text:style-name="T12">"STOP"</text:span><text:span text:style-name="T4">))</text:span><text:span text:style-name="T9"> </text:span><text:span text:style-name="T4">{</text:span></text:p>
      <text:p text:style-name="P1"><text:span text:style-name="T9"><text:s text:c="20"/></text:span><text:span text:style-name="T10">break</text:span><text:span text:style-name="T4">;</text:span></text:p>
      <text:p text:style-name="P1"><text:span text:style-name="T9"><text:s text:c="16"/></text:span><text:span text:style-name="T4">}</text:span></text:p>
      <text:p text:style-name="P2"/>
      <text:p text:style-name="P1"><text:span text:style-name="T9"><text:s text:c="16"/></text:span><text:span text:style-name="T11">String</text:span><text:span text:style-name="T4">[]</text:span><text:span text:style-name="T9"> data </text:span><text:span text:style-name="T10">=</text:span><text:span text:style-name="T9"> clientInput</text:span><text:span text:style-name="T4">.</text:span><text:span text:style-name="T11">split</text:span><text:span text:style-name="T4">(</text:span><text:span text:style-name="T12">":"</text:span><text:span text:style-name="T4">);</text:span></text:p>
      <text:p text:style-name="P1"><text:span text:style-name="T9"><text:s text:c="16"/></text:span><text:span text:style-name="T11">Entry</text:span><text:span text:style-name="T9"> entry </text:span><text:span text:style-name="T10">=</text:span><text:span text:style-name="T9"> database</text:span><text:span text:style-name="T4">.</text:span><text:span text:style-name="T11">getEntry</text:span><text:span text:style-name="T4">(</text:span><text:span text:style-name="T9">data</text:span><text:span text:style-name="T4">[</text:span><text:span text:style-name="T13">0</text:span><text:span text:style-name="T4">],</text:span><text:span text:style-name="T9"> data</text:span><text:span text:style-name="T4">[</text:span><text:span text:style-name="T13">1</text:span><text:span text:style-name="T4">]);</text:span></text:p>
      <text:p text:style-name="P1"><text:span text:style-name="T9"><text:s text:c="16"/></text:span></text:p>
      <text:p text:style-name="P1"><text:span text:style-name="T9"><text:s text:c="16"/>printWriter</text:span><text:span text:style-name="T4">.</text:span><text:span text:style-name="T11">println</text:span><text:span text:style-name="T4">(</text:span><text:span text:style-name="T9">entry</text:span><text:span text:style-name="T4">.</text:span><text:span text:style-name="T11">getStock</text:span><text:span text:style-name="T4">().</text:span><text:span text:style-name="T11">toString</text:span><text:span text:style-name="T4">());</text:span></text:p>
      <text:p text:style-name="P1"><text:span text:style-name="T9"><text:s text:c="16"/>printWriter</text:span><text:span text:style-name="T4">.</text:span><text:span text:style-name="T11">flush</text:span><text:span text:style-name="T4">();</text:span></text:p>
      <text:p text:style-name="P2"/>
      <text:p text:style-name="P1"><text:span text:style-name="T9"><text:s text:c="12"/></text:span><text:span text:style-name="T4">}</text:span></text:p>
      <text:p text:style-name="P1"><text:span text:style-name="T9"><text:s text:c="8"/></text:span><text:span text:style-name="T4">}</text:span><text:span text:style-name="T9"> </text:span><text:span text:style-name="T10">catch</text:span><text:span text:style-name="T9"> </text:span><text:span text:style-name="T4">(</text:span><text:span text:style-name="T11">IO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4">// Handle IOException</text:span></text:p>
      <text:p text:style-name="P1"><text:span text:style-name="T9"><text:s text:c="12"/>e</text:span><text:span text:style-name="T4">.</text:span><text:span text:style-name="T11">printStackTrace</text:span><text:span text:style-name="T4">();</text:span></text:p>
      <text:p text:style-name="P1"><text:soft-page-break/><text:span text:style-name="T9"><text:s text:c="8"/></text:span><text:span text:style-name="T4">}</text:span><text:span text:style-name="T9"> </text:span><text:span text:style-name="T10">finally</text:span><text:span text:style-name="T9"> </text:span><text:span text:style-name="T4">{</text:span></text:p>
      <text:p text:style-name="P1"><text:span text:style-name="T9"><text:s text:c="12"/></text:span><text:span text:style-name="T14">// Close resources if needed</text:span></text:p>
      <text:p text:style-name="P1"><text:span text:style-name="T9"><text:s text:c="12"/></text:span><text:span text:style-name="T10">try</text:span><text:span text:style-name="T9"> </text:span><text:span text:style-name="T4">{</text:span></text:p>
      <text:p text:style-name="P1"><text:span text:style-name="T9"><text:s text:c="16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9">clientSocket</text:span><text:span text:style-name="T4">.</text:span><text:span text:style-name="T11">getLocalAddress</text:span><text:span text:style-name="T4">()</text:span><text:span text:style-name="T9"> </text:span><text:span text:style-name="T10">+</text:span><text:span text:style-name="T9"> </text:span><text:span text:style-name="T12">":"</text:span><text:span text:style-name="T9"> </text:span><text:span text:style-name="T10">+</text:span><text:span text:style-name="T9"> clientSocket</text:span><text:span text:style-name="T4">.</text:span><text:span text:style-name="T11">getLocalPort</text:span><text:span text:style-name="T4">()</text:span><text:span text:style-name="T9"> </text:span><text:span text:style-name="T10">+</text:span><text:span text:style-name="T9"> </text:span><text:span text:style-name="T12">" disconnected!"</text:span><text:span text:style-name="T4">);</text:span></text:p>
      <text:p text:style-name="P1"><text:span text:style-name="T9"><text:s text:c="16"/>bufferedReader</text:span><text:span text:style-name="T4">.</text:span><text:span text:style-name="T11">close</text:span><text:span text:style-name="T4">();</text:span></text:p>
      <text:p text:style-name="P1"><text:span text:style-name="T9"><text:s text:c="16"/>printWriter</text:span><text:span text:style-name="T4">.</text:span><text:span text:style-name="T11">close</text:span><text:span text:style-name="T4">();</text:span></text:p>
      <text:p text:style-name="P1"><text:span text:style-name="T9"><text:s text:c="16"/>clientSocket</text:span><text:span text:style-name="T4">.</text:span><text:span text:style-name="T11">close</text:span><text:span text:style-name="T4">();</text:span></text:p>
      <text:p text:style-name="P1"><text:span text:style-name="T9"><text:s text:c="12"/></text:span><text:span text:style-name="T4">}</text:span><text:span text:style-name="T9"> </text:span><text:span text:style-name="T10">catch</text:span><text:span text:style-name="T9"> </text:span><text:span text:style-name="T4">(</text:span><text:span text:style-name="T11">IO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6"/>e</text:span><text:span text:style-name="T4">.</text:span><text:span text:style-name="T11">printStackTrace</text:span><text:span text:style-name="T4">();</text:span></text:p>
      <text:p text:style-name="P1"><text:span text:style-name="T9"><text:s text:c="12"/></text:span><text:span text:style-name="T4">}</text:span></text:p>
      <text:p text:style-name="P1"><text:span text:style-name="T9"><text:s text:c="8"/></text:span><text:span text:style-name="T4">}</text:span></text:p>
      <text:p text:style-name="P2"/>
      <text:p text:style-name="P1"><text:span text:style-name="T9"><text:s text:c="4"/></text:span><text:span text:style-name="T4">}</text:span></text:p>
      <text:p text:style-name="P1"><text:span text:style-name="T4">}</text:span></text:p>
      <text:p text:style-name="P2"/>
      <text:p text:style-name="P5"/>
      <text:p text:style-name="P20"><text:bookmark text:name="_1lcfh2rgqma1"/></text:p>
      <text:p text:style-name="P20"><text:bookmark text:name="_7b0gjo8xseed"/></text:p>
      <text:p text:style-name="P20"><text:bookmark text:name="_csnmm9usmbbv"/></text:p>
      <text:p text:style-name="P20"><text:bookmark text:name="_o42kds961lyg"/></text:p>
      <text:p text:style-name="P20"><text:bookmark text:name="_hlfwpsfocfne"/></text:p>
      <text:p text:style-name="P20"><text:bookmark text:name="_sjdngxnnmj2e"/><text:soft-page-break/></text:p>
      <text:p text:style-name="P20"><text:bookmark text:name="_wjg9af42nu2"/></text:p>
      <text:p text:style-name="P20"><text:bookmark text:name="_7v8xplogvmft"/></text:p>
      <text:p text:style-name="P19"><text:bookmark text:name="_gum7uy22z5c2"/><text:span text:style-name="T15">Server Database</text:span></text:p>
      <text:p text:style-name="P17"><text:bookmark text:name="_xcx4f26a29av"/><text:span text:style-name="T7">Database (server/Database/Database.java)</text:span></text:p>
      <text:p text:style-name="P1"><text:span text:style-name="T10">package</text:span><text:span text:style-name="T9"> </text:span><text:span text:style-name="T11">Database</text:span><text:span text:style-name="T4">;</text:span></text:p>
      <text:p text:style-name="P2"/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Buffered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FileReader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io</text:span><text:span text:style-name="T4">.</text:span><text:span text:style-name="T11">IOException</text:span><text:span text:style-name="T4">;</text:span></text:p>
      <text:p text:style-name="P1"><text:span text:style-name="T10">import</text:span><text:span text:style-name="T9"> </text:span><text:span text:style-name="T11">java</text:span><text:span text:style-name="T4">.</text:span><text:span text:style-name="T11">util</text:span><text:span text:style-name="T4">.</text:span><text:span text:style-name="T11">ArrayList</text:span><text:span text:style-name="T4">;</text:span></text:p>
      <text:p text:style-name="P2"/>
      <text:p text:style-name="P1"><text:span text:style-name="T10">public</text:span><text:span text:style-name="T9"> </text:span><text:span text:style-name="T10">class</text:span><text:span text:style-name="T9"> </text:span><text:span text:style-name="T11">Database</text:span><text:span text:style-name="T9"> </text:span><text:span text:style-name="T4">{</text:span></text:p>
      <text:p text:style-name="P1"><text:span text:style-name="T9"><text:s text:c="4"/></text:span><text:span text:style-name="T11">String</text:span><text:span text:style-name="T9"> </text:span><text:span text:style-name="T11">FilePath</text:span><text:span text:style-name="T4">;</text:span></text:p>
      <text:p text:style-name="P1"><text:span text:style-name="T9"><text:s text:c="4"/></text:span><text:span text:style-name="T11">ArrayList</text:span><text:span text:style-name="T4">&lt;</text:span><text:span text:style-name="T11">Entry</text:span><text:span text:style-name="T4">&gt;</text:span><text:span text:style-name="T9"> </text:span><text:span text:style-name="T11">Entries</text:span><text:span text:style-name="T4">;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Database</text:span><text:span text:style-name="T4">(</text:span><text:span text:style-name="T11">String</text:span><text:span text:style-name="T9"> </text:span><text:span text:style-name="T11">Path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this</text:span><text:span text:style-name="T4">.</text:span><text:span text:style-name="T11">FilePath</text:span><text:span text:style-name="T9"> </text:span><text:span text:style-name="T10">=</text:span><text:span text:style-name="T9"> </text:span><text:span text:style-name="T11">Path</text:span><text:span text:style-name="T4">;</text:span></text:p>
      <text:p text:style-name="P1"><text:span text:style-name="T9"><text:s text:c="8"/></text:span><text:span text:style-name="T11">this</text:span><text:span text:style-name="T4">.</text:span><text:span text:style-name="T11">Entries</text:span><text:span text:style-name="T9"> </text:span><text:span text:style-name="T10">=</text:span><text:span text:style-name="T9"> </text:span><text:span text:style-name="T10">new</text:span><text:span text:style-name="T9"> </text:span><text:span text:style-name="T11">ArrayList</text:span><text:span text:style-name="T4">&lt;</text:span><text:span text:style-name="T11">Entry</text:span><text:span text:style-name="T4">&gt;();</text:span></text:p>
      <text:p text:style-name="P1"><text:span text:style-name="T9"><text:s text:c="8"/></text:span><text:span text:style-name="T11">loadDatabase</text:span><text:span text:style-name="T4">();</text:span></text:p>
      <text:p text:style-name="P2"/>
      <text:p text:style-name="P1"><text:soft-page-break/><text:span text:style-name="T9"><text:s text:c="4"/></text:span><text:span text:style-name="T4">}</text:span></text:p>
      <text:p text:style-name="P1"><text:span text:style-name="T9"><text:s text:c="4"/></text:span></text:p>
      <text:p text:style-name="P1"><text:span text:style-name="T9"><text:s text:c="4"/></text:span><text:span text:style-name="T10">void</text:span><text:span text:style-name="T9"> </text:span><text:span text:style-name="T11">loadDatabase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try</text:span><text:span text:style-name="T9"> </text:span><text:span text:style-name="T4">(</text:span><text:span text:style-name="T11">BufferedReader</text:span><text:span text:style-name="T9"> reader </text:span><text:span text:style-name="T10">=</text:span><text:span text:style-name="T9"> </text:span><text:span text:style-name="T10">new</text:span><text:span text:style-name="T9"> </text:span><text:span text:style-name="T11">BufferedReader</text:span><text:span text:style-name="T4">(</text:span><text:span text:style-name="T10">new</text:span><text:span text:style-name="T9"> </text:span><text:span text:style-name="T11">FileReader</text:span><text:span text:style-name="T4">(</text:span><text:span text:style-name="T11">this</text:span><text:span text:style-name="T4">.</text:span><text:span text:style-name="T11">FilePath</text:span><text:span text:style-name="T4">)))</text:span><text:span text:style-name="T9"> </text:span><text:span text:style-name="T4">{</text:span></text:p>
      <text:p text:style-name="P1"><text:span text:style-name="T9"><text:s text:c="12"/></text:span><text:span text:style-name="T11">String</text:span><text:span text:style-name="T9"> line</text:span><text:span text:style-name="T4">;</text:span></text:p>
      <text:p text:style-name="P2"/>
      <text:p text:style-name="P1"><text:span text:style-name="T9"><text:s text:c="12"/></text:span><text:span text:style-name="T10">while</text:span><text:span text:style-name="T9"> </text:span><text:span text:style-name="T4">((</text:span><text:span text:style-name="T9">line </text:span><text:span text:style-name="T10">=</text:span><text:span text:style-name="T9"> reader</text:span><text:span text:style-name="T4">.</text:span><text:span text:style-name="T11">readLine</text:span><text:span text:style-name="T4">())</text:span><text:span text:style-name="T9"> </text:span><text:span text:style-name="T10">!=</text:span><text:span text:style-name="T9"> </text:span><text:span text:style-name="T10">null</text:span><text:span text:style-name="T4">)</text:span><text:span text:style-name="T9"> </text:span><text:span text:style-name="T4">{</text:span></text:p>
      <text:p text:style-name="P1"><text:span text:style-name="T9"><text:s text:c="16"/></text:span><text:span text:style-name="T11">String</text:span><text:span text:style-name="T9"> title </text:span><text:span text:style-name="T10">=</text:span><text:span text:style-name="T9"> line</text:span><text:span text:style-name="T4">.</text:span><text:span text:style-name="T11">trim</text:span><text:span text:style-name="T4">();</text:span></text:p>
      <text:p text:style-name="P1"><text:span text:style-name="T9"><text:s text:c="16"/></text:span><text:span text:style-name="T11">String</text:span><text:span text:style-name="T9"> author </text:span><text:span text:style-name="T10">=</text:span><text:span text:style-name="T9"> reader</text:span><text:span text:style-name="T4">.</text:span><text:span text:style-name="T11">readLine</text:span><text:span text:style-name="T4">().</text:span><text:span text:style-name="T11">trim</text:span><text:span text:style-name="T4">();</text:span></text:p>
      <text:p text:style-name="P1"><text:span text:style-name="T9"><text:s text:c="16"/></text:span><text:span text:style-name="T10">int</text:span><text:span text:style-name="T9"> stock </text:span><text:span text:style-name="T10">=</text:span><text:span text:style-name="T9"> </text:span><text:span text:style-name="T11">Integer</text:span><text:span text:style-name="T4">.</text:span><text:span text:style-name="T11">parseInt</text:span><text:span text:style-name="T4">(</text:span><text:span text:style-name="T9">reader</text:span><text:span text:style-name="T4">.</text:span><text:span text:style-name="T11">readLine</text:span><text:span text:style-name="T4">().</text:span><text:span text:style-name="T11">trim</text:span><text:span text:style-name="T4">());</text:span></text:p>
      <text:p text:style-name="P2"/>
      <text:p text:style-name="P1"><text:span text:style-name="T9"><text:s text:c="16"/></text:span><text:span text:style-name="T11">Entry</text:span><text:span text:style-name="T9"> entry </text:span><text:span text:style-name="T10">=</text:span><text:span text:style-name="T9"> </text:span><text:span text:style-name="T10">new</text:span><text:span text:style-name="T9"> </text:span><text:span text:style-name="T11">Entry</text:span><text:span text:style-name="T4">(</text:span><text:span text:style-name="T9">author</text:span><text:span text:style-name="T4">,</text:span><text:span text:style-name="T9"> title</text:span><text:span text:style-name="T4">,</text:span><text:span text:style-name="T9"> stock</text:span><text:span text:style-name="T4">);</text:span></text:p>
      <text:p text:style-name="P1"><text:span text:style-name="T9"><text:s text:c="16"/></text:span><text:span text:style-name="T11">Entries</text:span><text:span text:style-name="T4">.</text:span><text:span text:style-name="T11">add</text:span><text:span text:style-name="T4">(</text:span><text:span text:style-name="T9">entry</text:span><text:span text:style-name="T4">);</text:span></text:p>
      <text:p text:style-name="P1"><text:span text:style-name="T9"><text:s text:c="12"/></text:span><text:span text:style-name="T4">}</text:span></text:p>
      <text:p text:style-name="P1"><text:span text:style-name="T9"><text:s text:c="8"/></text:span><text:span text:style-name="T4">}</text:span><text:span text:style-name="T9"> </text:span><text:span text:style-name="T10">catch</text:span><text:span text:style-name="T9"> </text:span><text:span text:style-name="T4">(</text:span><text:span text:style-name="T11">IOException</text:span><text:span text:style-name="T9"> </text:span><text:span text:style-name="T10">|</text:span><text:span text:style-name="T9"> </text:span><text:span text:style-name="T11">NumberFormatException</text:span><text:span text:style-name="T9"> e</text:span><text:span text:style-name="T4">)</text:span><text:span text:style-name="T9"> </text:span><text:span text:style-name="T4">{</text:span></text:p>
      <text:p text:style-name="P1"><text:span text:style-name="T9"><text:s text:c="12"/>e</text:span><text:span text:style-name="T4">.</text:span><text:span text:style-name="T11">printStackTrace</text:span><text:span text:style-name="T4">();</text:span></text:p>
      <text:p text:style-name="P1"><text:span text:style-name="T9"><text:s text:c="8"/></text:span><text:span text:style-name="T4">}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Entry</text:span><text:span text:style-name="T9"> </text:span><text:span text:style-name="T11">getEntry</text:span><text:span text:style-name="T4">(</text:span><text:span text:style-name="T11">String</text:span><text:span text:style-name="T9"> </text:span><text:span text:style-name="T11">Author</text:span><text:span text:style-name="T4">,</text:span><text:span text:style-name="T9"> </text:span><text:span text:style-name="T11">String</text:span><text:span text:style-name="T9"> </text:span><text:span text:style-name="T11">Title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Entry</text:span><text:span text:style-name="T9"> search </text:span><text:span text:style-name="T10">=</text:span><text:span text:style-name="T9"> </text:span><text:span text:style-name="T10">new</text:span><text:span text:style-name="T9"> </text:span><text:span text:style-name="T11">Entry</text:span><text:span text:style-name="T4">(</text:span><text:span text:style-name="T11">Author</text:span><text:span text:style-name="T4">,</text:span><text:span text:style-name="T9"> </text:span><text:span text:style-name="T11">Title</text:span><text:span text:style-name="T4">,</text:span><text:span text:style-name="T9"> </text:span><text:span text:style-name="T10">null</text:span><text:span text:style-name="T4">);</text:span></text:p>
      <text:p text:style-name="P1"><text:soft-page-break/><text:span text:style-name="T9"><text:s text:c="8"/></text:span><text:span text:style-name="T10">for</text:span><text:span text:style-name="T4">(</text:span><text:span text:style-name="T11">Entry</text:span><text:span text:style-name="T9"> entry </text:span><text:span text:style-name="T10">:</text:span><text:span text:style-name="T9"> </text:span><text:span text:style-name="T11">Entries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0">if</text:span><text:span text:style-name="T4">(</text:span><text:span text:style-name="T9">entry</text:span><text:span text:style-name="T4">.</text:span><text:span text:style-name="T11">equals</text:span><text:span text:style-name="T4">(</text:span><text:span text:style-name="T9">search</text:span><text:span text:style-name="T4">))</text:span></text:p>
      <text:p text:style-name="P1"><text:span text:style-name="T9"><text:s text:c="16"/></text:span><text:span text:style-name="T10">return</text:span><text:span text:style-name="T9"> entry</text:span><text:span text:style-name="T4">;</text:span></text:p>
      <text:p text:style-name="P1"><text:span text:style-name="T9"><text:s text:c="8"/></text:span><text:span text:style-name="T4">}</text:span></text:p>
      <text:p text:style-name="P2"/>
      <text:p text:style-name="P1"><text:span text:style-name="T9"><text:s text:c="8"/></text:span><text:span text:style-name="T10">return</text:span><text:span text:style-name="T9"> search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void</text:span><text:span text:style-name="T9"> </text:span><text:span text:style-name="T11">printEntries</text:span><text:span text:style-name="T4">(){</text:span></text:p>
      <text:p text:style-name="P1"><text:span text:style-name="T9"><text:s text:c="8"/></text:span><text:span text:style-name="T10">for</text:span><text:span text:style-name="T4">(</text:span><text:span text:style-name="T11">Entry</text:span><text:span text:style-name="T9"> entry </text:span><text:span text:style-name="T10">:</text:span><text:span text:style-name="T9"> </text:span><text:span text:style-name="T11">this</text:span><text:span text:style-name="T4">.</text:span><text:span text:style-name="T11">Entries</text:span><text:span text:style-name="T4">)</text:span><text:span text:style-name="T9"> </text:span><text:span text:style-name="T4">{</text:span></text:p>
      <text:p text:style-name="P1"><text:span text:style-name="T9"><text:s text:c="12"/></text:span><text:span text:style-name="T11">System</text:span><text:span text:style-name="T4">.</text:span><text:span text:style-name="T9">out</text:span><text:span text:style-name="T4">.</text:span><text:span text:style-name="T11">println</text:span><text:span text:style-name="T4">(</text:span><text:span text:style-name="T9">entry</text:span><text:span text:style-name="T4">.</text:span><text:span text:style-name="T11">getAuthor</text:span><text:span text:style-name="T4">()</text:span><text:span text:style-name="T9"> </text:span><text:span text:style-name="T10">+</text:span><text:span text:style-name="T9"> </text:span><text:span text:style-name="T12">":"</text:span><text:span text:style-name="T9"> </text:span><text:span text:style-name="T10">+</text:span><text:span text:style-name="T9"> entry</text:span><text:span text:style-name="T4">.</text:span><text:span text:style-name="T11">getTitle</text:span><text:span text:style-name="T4">()</text:span><text:span text:style-name="T9"> </text:span><text:span text:style-name="T10">+</text:span><text:span text:style-name="T9"> </text:span><text:span text:style-name="T12">":"</text:span><text:span text:style-name="T9"> </text:span><text:span text:style-name="T10">+</text:span><text:span text:style-name="T9"> entry</text:span><text:span text:style-name="T4">.</text:span><text:span text:style-name="T11">getStock</text:span><text:span text:style-name="T4">());</text:span></text:p>
      <text:p text:style-name="P1"><text:span text:style-name="T9"><text:s text:c="8"/></text:span><text:span text:style-name="T4">}</text:span></text:p>
      <text:p text:style-name="P1"><text:span text:style-name="T9"><text:s text:c="4"/></text:span><text:span text:style-name="T4">}</text:span></text:p>
      <text:p text:style-name="P1"><text:span text:style-name="T4">}</text:span></text:p>
      <text:p text:style-name="P2"/>
      <text:p text:style-name="P5"/>
      <text:p text:style-name="P18"><text:bookmark text:name="_5qjfsjf5wvne"/></text:p>
      <text:p text:style-name="P18"><text:bookmark text:name="_hdibkmfcinum"/></text:p>
      <text:p text:style-name="P18"><text:bookmark text:name="_3pw2hpp3hqsw"/></text:p>
      <text:p text:style-name="P18"><text:bookmark text:name="_sdpc8ggj4zur"/></text:p>
      <text:p text:style-name="P18"><text:bookmark text:name="_nuyss33tyaft"/></text:p>
      <text:p text:style-name="P18"><text:bookmark text:name="_s5e2be2tmhr"/><text:soft-page-break/></text:p>
      <text:p text:style-name="P18"><text:bookmark text:name="_156k2iv8q7r2"/></text:p>
      <text:p text:style-name="P18"><text:bookmark text:name="_ubagfgn7nlij"/></text:p>
      <text:p text:style-name="P18"><text:bookmark text:name="_ngpojmry68dx"/></text:p>
      <text:p text:style-name="P18"><text:bookmark text:name="_njj35wroh3kl"/></text:p>
      <text:p text:style-name="P18"><text:bookmark text:name="_h19gbunqtqfw"/></text:p>
      <text:p text:style-name="P18"><text:bookmark text:name="_6kiutiqv6ulp"/></text:p>
      <text:p text:style-name="P18"><text:bookmark text:name="_5l37ekpbqgne"/></text:p>
      <text:p text:style-name="P18"><text:bookmark text:name="_92bxm5jp4hec"/></text:p>
      <text:p text:style-name="P17"><text:bookmark text:name="_ly62guaybura"/><text:span text:style-name="T7">Entry (server/Database/Entry.java)</text:span></text:p>
      <text:p text:style-name="P1"><text:span text:style-name="T10">package</text:span><text:span text:style-name="T9"> </text:span><text:span text:style-name="T11">Database</text:span><text:span text:style-name="T4">;</text:span></text:p>
      <text:p text:style-name="P2"/>
      <text:p text:style-name="P1"><text:span text:style-name="T10">public</text:span><text:span text:style-name="T9"> </text:span><text:span text:style-name="T10">class</text:span><text:span text:style-name="T9"> </text:span><text:span text:style-name="T11">Entry</text:span><text:span text:style-name="T9"> </text:span><text:span text:style-name="T4">{</text:span></text:p>
      <text:p text:style-name="P1"><text:span text:style-name="T9"><text:s text:c="4"/></text:span><text:span text:style-name="T11">String</text:span><text:span text:style-name="T9"> </text:span><text:span text:style-name="T11">Author</text:span><text:span text:style-name="T4">;</text:span></text:p>
      <text:p text:style-name="P1"><text:span text:style-name="T9"><text:s text:c="4"/></text:span><text:span text:style-name="T11">String</text:span><text:span text:style-name="T9"> </text:span><text:span text:style-name="T11">Title</text:span><text:span text:style-name="T4">;</text:span></text:p>
      <text:p text:style-name="P1"><text:span text:style-name="T9"><text:s text:c="4"/></text:span><text:span text:style-name="T11">Integer</text:span><text:span text:style-name="T9"> </text:span><text:span text:style-name="T11">Stock</text:span><text:span text:style-name="T4">;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Entry</text:span><text:span text:style-name="T4">(</text:span><text:span text:style-name="T11">String</text:span><text:span text:style-name="T9"> </text:span><text:span text:style-name="T11">Author</text:span><text:span text:style-name="T4">,</text:span><text:span text:style-name="T9"> </text:span><text:span text:style-name="T11">String</text:span><text:span text:style-name="T9"> </text:span><text:span text:style-name="T11">Title</text:span><text:span text:style-name="T4">,</text:span><text:span text:style-name="T9"> </text:span><text:span text:style-name="T11">Integer</text:span><text:span text:style-name="T9"> </text:span><text:span text:style-name="T11">Stock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1">this</text:span><text:span text:style-name="T4">.</text:span><text:span text:style-name="T11">Author</text:span><text:span text:style-name="T9"> </text:span><text:span text:style-name="T10">=</text:span><text:span text:style-name="T9"> </text:span><text:span text:style-name="T11">Author</text:span><text:span text:style-name="T4">;</text:span></text:p>
      <text:p text:style-name="P1"><text:span text:style-name="T9"><text:s text:c="8"/></text:span><text:span text:style-name="T11">this</text:span><text:span text:style-name="T4">.</text:span><text:span text:style-name="T11">Title</text:span><text:span text:style-name="T9"> </text:span><text:span text:style-name="T10">=</text:span><text:span text:style-name="T9"> </text:span><text:span text:style-name="T11">Title</text:span><text:span text:style-name="T4">;</text:span></text:p>
      <text:p text:style-name="P1"><text:span text:style-name="T9"><text:s text:c="8"/></text:span><text:span text:style-name="T11">this</text:span><text:span text:style-name="T4">.</text:span><text:span text:style-name="T11">Stock</text:span><text:span text:style-name="T9"> </text:span><text:span text:style-name="T10">=</text:span><text:span text:style-name="T9"> </text:span><text:span text:style-name="T11">Stock</text:span><text:span text:style-name="T4">;</text:span></text:p>
      <text:p text:style-name="P1"><text:soft-page-break/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String</text:span><text:span text:style-name="T9"> </text:span><text:span text:style-name="T11">getAuthor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Author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String</text:span><text:span text:style-name="T9"> </text:span><text:span text:style-name="T11">getTitle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Title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1">Integer</text:span><text:span text:style-name="T9"> </text:span><text:span text:style-name="T11">getStock</text:span><text:span text:style-name="T4">(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</text:span><text:span text:style-name="T11">this</text:span><text:span text:style-name="T4">.</text:span><text:span text:style-name="T11">Stock</text:span><text:span text:style-name="T4">;</text:span></text:p>
      <text:p text:style-name="P1"><text:span text:style-name="T9"><text:s text:c="4"/></text:span><text:span text:style-name="T4">}</text:span></text:p>
      <text:p text:style-name="P2"/>
      <text:p text:style-name="P1"><text:span text:style-name="T9"><text:s text:c="4"/></text:span><text:span text:style-name="T10">public</text:span><text:span text:style-name="T9"> </text:span><text:span text:style-name="T10">boolean</text:span><text:span text:style-name="T9"> </text:span><text:span text:style-name="T11">equals</text:span><text:span text:style-name="T4">(</text:span><text:span text:style-name="T11">Entry</text:span><text:span text:style-name="T9"> entry</text:span><text:span text:style-name="T4">)</text:span><text:span text:style-name="T9"> </text:span><text:span text:style-name="T4">{</text:span></text:p>
      <text:p text:style-name="P1"><text:span text:style-name="T9"><text:s text:c="8"/></text:span><text:span text:style-name="T10">return</text:span><text:span text:style-name="T9"> entry</text:span><text:span text:style-name="T4">.</text:span><text:span text:style-name="T11">getAuthor</text:span><text:span text:style-name="T4">().</text:span><text:span text:style-name="T11">contentEquals</text:span><text:span text:style-name="T4">(</text:span><text:span text:style-name="T11">this</text:span><text:span text:style-name="T4">.</text:span><text:span text:style-name="T11">Author</text:span><text:span text:style-name="T4">)</text:span><text:span text:style-name="T9"> <text:s/></text:span><text:span text:style-name="T10">&amp;&amp;</text:span><text:span text:style-name="T9"> entry</text:span><text:span text:style-name="T4">.</text:span><text:span text:style-name="T11">getTitle</text:span><text:span text:style-name="T4">().</text:span><text:span text:style-name="T11">contentEquals</text:span><text:span text:style-name="T4">(</text:span><text:span text:style-name="T11">this</text:span><text:span text:style-name="T4">.</text:span><text:span text:style-name="T11">Title</text:span><text:span text:style-name="T4">);</text:span></text:p>
      <text:p text:style-name="P1"><text:span text:style-name="T9"><text:s text:c="4"/></text:span><text:span text:style-name="T4">}</text:span></text:p>
      <text:p text:style-name="P1"><text:span text:style-name="T4">}</text:span></text:p>
      <text:p text:style-name="P2"/>
      <text:p text:style-name="P5"/>
      <text:p text:style-name="P17"><text:bookmark text:name="_of05aibdy6ok"/><text:span text:style-name="T7">books.txt (server/books.txt)</text:span></text:p>
      <text:p text:style-name="P1"><text:soft-page-break/><text:span text:style-name="T9">Amintiri din copilarie</text:span></text:p>
      <text:p text:style-name="P1"><text:span text:style-name="T9">Ion Creanga</text:span></text:p>
      <text:p text:style-name="P1"><text:span text:style-name="T9">10</text:span></text:p>
      <text:p text:style-name="P1"><text:span text:style-name="T9">Marile sperante</text:span></text:p>
      <text:p text:style-name="P1"><text:span text:style-name="T9">Charles Dickens</text:span></text:p>
      <text:p text:style-name="P1"><text:span text:style-name="T9">7</text:span></text:p>
      <text:p text:style-name="P5"/>
      <text:p text:style-name="P1"/>
      <text:p text:style-name="P1"/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o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333333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5" meta:paragraph-count="215" meta:word-count="895" meta:character-count="8828" meta:non-whitespace-character-count="6719"/>
    <meta:generator>LibreOfficeDev/6.0.5.2$Linux_X86_64 LibreOffice_project/</meta:generator>
  </office:meta>
</office:document-meta>
</file>